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TabElement.execute( IProgress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TabElement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TabElement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TabElement.performFini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wTabElement.NewTabElement( IStructuredSelection treeSelection , Document new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TabElement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